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/>
    <style:font-face style:name="Avenir Next" svg:font-family="'Avenir Next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Table4.B" style:family="table-column">
      <style:table-column-properties style:column-width="8.5cm" style:rel-column-width="32768*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B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Avenir Next" officeooo:rsid="001693c3" officeooo:paragraph-rsid="001693c3"/>
    </style:style>
    <style:style style:name="P2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Avenir Next" officeooo:rsid="0018814d" officeooo:paragraph-rsid="0018814d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use-window-font-color="true" loext:opacity="0%" style:font-name="Avenir Next" fo:font-size="13pt" fo:font-weight="bold" officeooo:rsid="0018814d" officeooo:paragraph-rsid="0018814d" style:font-size-asian="13pt" style:font-weight-asian="bold" style:font-size-complex="13pt" style:font-weight-complex="bold"/>
    </style:style>
    <style:style style:name="P4" style:family="paragraph" style:parent-style-name="Standard">
      <style:text-properties style:font-name="Avenir Next"/>
    </style:style>
    <style:style style:name="P5" style:family="paragraph" style:parent-style-name="Standard">
      <style:text-properties style:font-name="Avenir Next" officeooo:rsid="0024faeb" officeooo:paragraph-rsid="0024faeb"/>
    </style:style>
    <style:style style:name="P6" style:family="paragraph" style:parent-style-name="Standard">
      <style:text-properties style:font-name="Avenir Next" officeooo:paragraph-rsid="00138c59"/>
    </style:style>
    <style:style style:name="P7" style:family="paragraph" style:parent-style-name="Standard">
      <style:text-properties style:use-window-font-color="true" loext:opacity="0%" style:font-name="Avenir Next" fo:font-size="13pt" fo:font-weight="normal" style:font-size-asian="13pt" style:font-weight-asian="normal"/>
    </style:style>
    <style:style style:name="P8" style:family="paragraph" style:parent-style-name="Standard">
      <style:text-properties style:font-name="Avenir Next" officeooo:paragraph-rsid="0018e14d"/>
    </style:style>
    <style:style style:name="P9" style:family="paragraph" style:parent-style-name="Standard">
      <style:text-properties style:font-name="Avenir Next" officeooo:paragraph-rsid="0019e4ba"/>
    </style:style>
    <style:style style:name="P10" style:family="paragraph" style:parent-style-name="Standard">
      <style:text-properties style:font-name="Avenir Next" fo:font-weight="bold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venir Next" fo:font-weight="bold" officeooo:paragraph-rsid="0019e4ba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venir Next" officeooo:paragraph-rsid="0019e4ba"/>
    </style:style>
    <style:style style:name="P13" style:family="paragraph" style:parent-style-name="Standard">
      <style:text-properties style:font-name="Avenir Next" officeooo:rsid="0024faeb" officeooo:paragraph-rsid="00348257"/>
    </style:style>
    <style:style style:name="P14" style:family="paragraph" style:parent-style-name="Standard">
      <style:text-properties style:font-name="Avenir Next" fo:font-weight="bold" officeooo:rsid="00200df1" officeooo:paragraph-rsid="00200df1" style:font-weight-asian="bold" style:font-weight-complex="bold"/>
    </style:style>
    <style:style style:name="P15" style:family="paragraph" style:parent-style-name="Standard">
      <style:text-properties style:font-name="Avenir Next" fo:font-weight="bold" officeooo:rsid="00200df1" officeooo:paragraph-rsid="00203cb9" style:font-weight-asian="bold" style:font-weight-complex="bold"/>
    </style:style>
    <style:style style:name="P16" style:family="paragraph" style:parent-style-name="Standard">
      <style:text-properties style:font-name="Avenir Next" fo:font-weight="bold" officeooo:rsid="00200df1" officeooo:paragraph-rsid="00237207" style:font-weight-asian="bold" style:font-weight-complex="bold"/>
    </style:style>
    <style:style style:name="P17" style:family="paragraph" style:parent-style-name="Standard">
      <style:text-properties style:font-name="Avenir Next" fo:font-weight="bold" officeooo:paragraph-rsid="00237207" style:font-weight-asian="bold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Avenir Next" fo:font-weight="bold" officeooo:paragraph-rsid="00237207" style:font-weight-asian="bold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Avenir Next" officeooo:paragraph-rsid="00237207"/>
    </style:style>
    <style:style style:name="P20" style:family="paragraph" style:parent-style-name="Standard">
      <style:text-properties style:font-name="Avenir Next" officeooo:paragraph-rsid="00237207"/>
    </style:style>
    <style:style style:name="P21" style:family="paragraph" style:parent-style-name="Standard">
      <style:text-properties style:font-name="Avenir Next" fo:font-weight="bold" officeooo:paragraph-rsid="002d6a20" style:font-weight-asian="bold" style:font-weight-complex="bold"/>
    </style:style>
    <style:style style:name="P22" style:family="paragraph" style:parent-style-name="Standard">
      <style:text-properties style:font-name="Avenir Next" officeooo:paragraph-rsid="001cbf82"/>
    </style:style>
    <style:style style:name="P23" style:family="paragraph" style:parent-style-name="Standard">
      <style:text-properties style:font-name="Avenir Next" officeooo:paragraph-rsid="001cfc59"/>
    </style:style>
    <style:style style:name="P24" style:family="paragraph" style:parent-style-name="Standard">
      <style:text-properties style:font-name="Avenir Next" officeooo:paragraph-rsid="001e0c33"/>
    </style:style>
    <style:style style:name="P25" style:family="paragraph" style:parent-style-name="Standard">
      <style:paragraph-properties fo:margin-top="0cm" fo:margin-bottom="0.247cm" style:contextual-spacing="false" fo:line-height="115%" fo:text-align="start" style:justify-single-word="false"/>
      <style:text-properties style:font-name="Avenir Next" officeooo:paragraph-rsid="001be47d"/>
    </style:style>
    <style:style style:name="P26" style:family="paragraph" style:parent-style-name="Standard">
      <style:paragraph-properties fo:margin-top="0cm" fo:margin-bottom="0.247cm" style:contextual-spacing="false" fo:line-height="115%" fo:text-align="start" style:justify-single-word="false"/>
      <style:text-properties style:font-name="Avenir Next" fo:font-weight="bold" officeooo:rsid="001eacc0" officeooo:paragraph-rsid="00200df1" style:font-weight-asian="bold" style:font-weight-complex="bold"/>
    </style:style>
    <style:style style:name="P27" style:family="paragraph" style:parent-style-name="Standard">
      <style:text-properties style:font-name="Avenir Next" officeooo:rsid="00200df1" officeooo:paragraph-rsid="00200df1"/>
    </style:style>
    <style:style style:name="P28" style:family="paragraph" style:parent-style-name="Standard">
      <style:text-properties fo:font-variant="normal" fo:text-transform="none" style:use-window-font-color="true" loext:opacity="0%" style:font-name="Avenir Next" fo:font-size="13pt" fo:letter-spacing="normal" fo:font-style="normal" fo:font-weight="normal" officeooo:rsid="00131703" officeooo:paragraph-rsid="00200df1" fo:background-color="#ffffff" style:font-name-asian="Arial" style:font-size-asian="13pt" style:font-weight-asian="normal" style:font-name-complex="Arial"/>
    </style:style>
    <style:style style:name="P29" style:family="paragraph" style:parent-style-name="Standard">
      <style:paragraph-properties fo:margin-top="0cm" fo:margin-bottom="0.247cm" style:contextual-spacing="false" fo:line-height="115%" fo:text-align="start" style:justify-single-word="false"/>
      <style:text-properties style:font-name="Avenir Next" officeooo:paragraph-rsid="0035aec3"/>
    </style:style>
    <style:style style:name="P30" style:family="paragraph" style:parent-style-name="Standard">
      <style:paragraph-properties fo:margin-top="0cm" fo:margin-bottom="0.247cm" style:contextual-spacing="false" fo:line-height="115%" fo:text-align="start" style:justify-single-word="false"/>
      <style:text-properties fo:font-variant="normal" fo:text-transform="none" style:use-window-font-color="true" loext:opacity="0%" style:font-name="Avenir Next" fo:font-size="13pt" fo:letter-spacing="normal" fo:font-style="normal" fo:font-weight="normal" officeooo:rsid="00258dff" officeooo:paragraph-rsid="002755ba" fo:background-color="#ffffff" style:font-name-asian="Arial" style:font-weight-asian="normal" style:font-name-complex="Arial" style:font-weight-complex="normal"/>
    </style:style>
    <style:style style:name="P31" style:family="paragraph" style:parent-style-name="Standard">
      <style:paragraph-properties fo:margin-top="0cm" fo:margin-bottom="0.247cm" style:contextual-spacing="false" fo:line-height="115%" fo:text-align="start" style:justify-single-word="false"/>
      <style:text-properties fo:font-variant="normal" fo:text-transform="none" style:use-window-font-color="true" loext:opacity="0%" style:font-name="Avenir Next" fo:font-size="13pt" fo:letter-spacing="normal" fo:font-style="normal" fo:font-weight="normal" officeooo:rsid="002755ba" officeooo:paragraph-rsid="002755ba" fo:background-color="#ffffff" style:font-name-asian="Arial" style:font-weight-asian="normal" style:font-name-complex="Arial" style:font-weight-complex="normal"/>
    </style:style>
    <style:style style:name="P32" style:family="paragraph" style:parent-style-name="Standard">
      <style:paragraph-properties fo:margin-top="0cm" fo:margin-bottom="0.247cm" style:contextual-spacing="false" fo:line-height="115%" fo:text-align="start" style:justify-single-word="false"/>
      <style:text-properties style:font-name="Avenir Next" officeooo:paragraph-rsid="002755ba"/>
    </style:style>
    <style:style style:name="P33" style:family="paragraph" style:parent-style-name="Standard">
      <style:paragraph-properties fo:margin-top="0cm" fo:margin-bottom="0.247cm" style:contextual-spacing="false" fo:line-height="115%" fo:text-align="start" style:justify-single-word="false"/>
      <style:text-properties style:font-name="Avenir Next" officeooo:paragraph-rsid="00371fa8"/>
    </style:style>
    <style:style style:name="P34" style:family="paragraph" style:parent-style-name="Standard">
      <style:paragraph-properties fo:margin-top="0cm" fo:margin-bottom="0.247cm" style:contextual-spacing="false" fo:line-height="115%" fo:text-align="start" style:justify-single-word="false"/>
      <style:text-properties fo:font-variant="normal" fo:text-transform="none" style:use-window-font-color="true" loext:opacity="0%" style:font-name="Avenir Next" fo:font-size="13pt" fo:letter-spacing="normal" fo:font-style="normal" fo:font-weight="normal" officeooo:rsid="00371fa8" officeooo:paragraph-rsid="00371fa8" fo:background-color="#ffffff" style:font-name-asian="Arial" style:font-weight-asian="normal" style:font-name-complex="Arial" style:font-weight-complex="normal"/>
    </style:style>
    <style:style style:name="T1" style:family="text">
      <style:text-properties style:use-window-font-color="true" loext:opacity="0%" fo:font-family="AppleSystemUIFont" style:font-pitch="variable" fo:font-size="20pt" fo:font-weight="bold" style:font-size-asian="20pt" style:font-weight-asian="bold"/>
    </style:style>
    <style:style style:name="T2" style:family="text">
      <style:text-properties style:use-window-font-color="true" loext:opacity="0%" fo:font-size="20pt" fo:font-weight="bold" style:font-size-asian="20pt" style:font-weight-asian="bold"/>
    </style:style>
    <style:style style:name="T3" style:family="text">
      <style:text-properties style:use-window-font-color="true" loext:opacity="0%"/>
    </style:style>
    <style:style style:name="T4" style:family="text">
      <style:text-properties officeooo:rsid="002d6a20"/>
    </style:style>
    <style:style style:name="T5" style:family="text">
      <style:text-properties style:use-window-font-color="true" loext:opacity="0%" fo:font-family="AppleSystemUIFont" style:font-pitch="variable" fo:font-size="13pt" fo:font-weight="normal" style:font-size-asian="13pt" style:font-weight-asian="normal"/>
    </style:style>
    <style:style style:name="T6" style:family="text">
      <style:text-properties style:use-window-font-color="true" loext:opacity="0%" fo:font-size="13pt" fo:font-weight="normal" officeooo:rsid="0018e14d" style:font-size-asian="13pt" style:font-weight-asian="normal"/>
    </style:style>
    <style:style style:name="T7" style:family="text">
      <style:text-properties style:use-window-font-color="true" loext:opacity="0%" fo:font-size="13pt" fo:font-weight="normal" officeooo:rsid="00138c59" style:font-size-asian="13pt" style:font-weight-asian="normal"/>
    </style:style>
    <style:style style:name="T8" style:family="text">
      <style:text-properties style:use-window-font-color="true" loext:opacity="0%" fo:font-size="13pt" fo:font-weight="normal" officeooo:rsid="00131703" style:font-size-asian="13pt" style:font-weight-asian="normal"/>
    </style:style>
    <style:style style:name="T9" style:family="text">
      <style:text-properties style:use-window-font-color="true" loext:opacity="0%" fo:font-size="13pt" fo:font-weight="normal" style:font-size-asian="13pt" style:font-weight-asian="normal"/>
    </style:style>
    <style:style style:name="T10" style:family="text">
      <style:text-properties style:use-window-font-color="true" loext:opacity="0%" fo:font-size="13pt" fo:font-weight="normal" officeooo:rsid="00258dff" style:font-size-asian="13pt" style:font-weight-asian="normal"/>
    </style:style>
    <style:style style:name="T11" style:family="text">
      <style:text-properties style:use-window-font-color="true" loext:opacity="0%" fo:font-size="13pt" fo:font-weight="normal" officeooo:rsid="00348257" style:font-size-asian="13pt" style:font-weight-asian="normal"/>
    </style:style>
    <style:style style:name="T12" style:family="text">
      <style:text-properties style:use-window-font-color="true" loext:opacity="0%" fo:font-size="13pt" fo:font-weight="normal" officeooo:rsid="00327cc6" style:font-size-asian="13pt" style:font-weight-asian="normal"/>
    </style:style>
    <style:style style:name="T13" style:family="text">
      <style:text-properties style:use-window-font-color="true" loext:opacity="0%" fo:font-size="13pt" fo:font-weight="bold" officeooo:rsid="00138c59" style:font-size-asian="13pt" style:font-weight-asian="bold" style:font-weight-complex="bold"/>
    </style:style>
    <style:style style:name="T14" style:family="text">
      <style:text-properties style:use-window-font-color="true" loext:opacity="0%" fo:font-size="13pt" fo:font-weight="normal" officeooo:rsid="001be47d" style:font-size-asian="13pt" style:font-weight-asian="normal"/>
    </style:style>
    <style:style style:name="T15" style:family="text">
      <style:text-properties style:use-window-font-color="true" loext:opacity="0%" fo:font-size="13pt" fo:font-weight="normal" officeooo:rsid="00333633" style:font-size-asian="13pt" style:font-weight-asian="normal"/>
    </style:style>
    <style:style style:name="T16" style:family="text">
      <style:text-properties style:use-window-font-color="true" loext:opacity="0%" fo:font-size="13pt" fo:font-weight="bold" officeooo:rsid="0018e14d" style:font-size-asian="13pt" style:font-weight-asian="bold" style:font-weight-complex="bold"/>
    </style:style>
    <style:style style:name="T17" style:family="text">
      <style:text-properties style:use-window-font-color="true" loext:opacity="0%" fo:font-size="13pt" fo:font-weight="normal" officeooo:rsid="002d6a20" style:font-size-asian="13pt" style:font-weight-asian="normal"/>
    </style:style>
    <style:style style:name="T18" style:family="text">
      <style:text-properties style:use-window-font-color="true" loext:opacity="0%" fo:font-size="13pt" fo:font-weight="normal" officeooo:rsid="0019e4ba" style:font-size-asian="13pt" style:font-weight-asian="normal"/>
    </style:style>
    <style:style style:name="T19" style:family="text">
      <style:text-properties style:use-window-font-color="true" loext:opacity="0%" fo:font-size="13pt" fo:font-weight="bold" officeooo:rsid="0019e4ba" style:font-size-asian="13pt" style:font-weight-asian="bold" style:font-weight-complex="bold"/>
    </style:style>
    <style:style style:name="T20" style:family="text">
      <style:text-properties style:use-window-font-color="true" loext:opacity="0%" fo:font-size="13pt" fo:font-weight="normal" officeooo:rsid="0024590f" style:font-size-asian="13pt" style:font-weight-asian="normal"/>
    </style:style>
    <style:style style:name="T21" style:family="text">
      <style:text-properties style:use-window-font-color="true" loext:opacity="0%" fo:font-size="13pt" fo:font-weight="normal" officeooo:rsid="002f20e7" style:font-size-asian="13pt" style:font-weight-asian="normal"/>
    </style:style>
    <style:style style:name="T22" style:family="text">
      <style:text-properties style:use-window-font-color="true" loext:opacity="0%" fo:font-size="13pt" officeooo:rsid="00131703" style:font-size-asian="13pt"/>
    </style:style>
    <style:style style:name="T23" style:family="text">
      <style:text-properties style:use-window-font-color="true" loext:opacity="0%" fo:font-size="13pt" fo:font-weight="bold" officeooo:rsid="00131703" style:font-size-asian="13pt" style:font-weight-asian="bold" style:font-weight-complex="bold"/>
    </style:style>
    <style:style style:name="T24" style:family="text">
      <style:text-properties style:use-window-font-color="true" loext:opacity="0%" fo:font-size="13pt" fo:font-weight="normal" officeooo:rsid="00200df1" style:font-size-asian="13pt" style:font-weight-asian="normal"/>
    </style:style>
    <style:style style:name="T25" style:family="text">
      <style:text-properties style:use-window-font-color="true" loext:opacity="0%" fo:font-size="13pt" fo:font-weight="normal" officeooo:rsid="001eacc0" style:font-size-asian="13pt" style:font-weight-asian="normal"/>
    </style:style>
    <style:style style:name="T26" style:family="text">
      <style:text-properties style:use-window-font-color="true" loext:opacity="0%" fo:font-size="13pt" fo:font-weight="normal" officeooo:rsid="00153b90" style:font-size-asian="13pt" style:font-weight-asian="normal"/>
    </style:style>
    <style:style style:name="T27" style:family="text">
      <style:text-properties style:use-window-font-color="true" loext:opacity="0%" fo:font-size="13pt" style:font-size-asian="13pt"/>
    </style:style>
    <style:style style:name="T28" style:family="text">
      <style:text-properties style:use-window-font-color="true" loext:opacity="0%" fo:font-size="13pt" fo:font-weight="normal" officeooo:rsid="0021d612" style:font-size-asian="13pt" style:font-weight-asian="normal"/>
    </style:style>
    <style:style style:name="T29" style:family="text">
      <style:text-properties style:use-window-font-color="true" loext:opacity="0%" fo:font-size="13pt" officeooo:rsid="00237207" style:font-size-asian="13pt"/>
    </style:style>
    <style:style style:name="T30" style:family="text">
      <style:text-properties style:use-window-font-color="true" loext:opacity="0%" fo:font-size="13pt" fo:font-weight="bold" officeooo:rsid="00237207" style:font-size-asian="13pt" style:font-weight-asian="bold" style:font-weight-complex="bold"/>
    </style:style>
    <style:style style:name="T31" style:family="text">
      <style:text-properties style:use-window-font-color="true" loext:opacity="0%" fo:font-size="13pt" fo:font-weight="normal" officeooo:rsid="002dd03e" style:font-size-asian="13pt" style:font-weight-asian="normal"/>
    </style:style>
    <style:style style:name="T32" style:family="text">
      <style:text-properties style:use-window-font-color="true" loext:opacity="0%" fo:font-size="13pt" fo:font-weight="normal" officeooo:rsid="00237207" style:font-size-asian="13pt" style:font-weight-asian="normal"/>
    </style:style>
    <style:style style:name="T33" style:family="text">
      <style:text-properties style:use-window-font-color="true" loext:opacity="0%" fo:font-size="13pt" fo:font-weight="bold" officeooo:rsid="001be47d" style:font-size-asian="13pt" style:font-weight-asian="bold" style:font-weight-complex="bold"/>
    </style:style>
    <style:style style:name="T34" style:family="text">
      <style:text-properties style:use-window-font-color="true" loext:opacity="0%" fo:font-size="13pt" fo:font-weight="normal" officeooo:rsid="001cbf82" style:font-size-asian="13pt" style:font-weight-asian="normal"/>
    </style:style>
    <style:style style:name="T35" style:family="text">
      <style:text-properties style:use-window-font-color="true" loext:opacity="0%" fo:font-size="13pt" fo:font-weight="bold" officeooo:rsid="001cfc59" style:font-size-asian="13pt" style:font-weight-asian="bold" style:font-weight-complex="bold"/>
    </style:style>
    <style:style style:name="T36" style:family="text">
      <style:text-properties style:use-window-font-color="true" loext:opacity="0%" fo:font-size="13pt" fo:font-weight="bold" officeooo:rsid="001081f6" fo:background-color="#ffffff" loext:char-shading-value="0" style:font-name-asian="Arial" style:font-weight-asian="bold" style:font-name-complex="Arial" style:font-weight-complex="bold"/>
    </style:style>
    <style:style style:name="T37" style:family="text">
      <style:text-properties style:use-window-font-color="true" loext:opacity="0%" fo:font-size="13pt" fo:font-weight="bold" officeooo:rsid="001cbf82" fo:background-color="#ffffff" loext:char-shading-value="0" style:font-name-asian="Arial" style:font-weight-asian="bold" style:font-name-complex="Arial" style:font-weight-complex="bold"/>
    </style:style>
    <style:style style:name="T38" style:family="text">
      <style:text-properties fo:font-variant="normal" fo:text-transform="none" style:use-window-font-color="true" loext:opacity="0%" fo:font-size="13pt" fo:letter-spacing="normal" fo:font-style="normal" fo:font-weight="bold" fo:background-color="#ffffff" loext:char-shading-value="0" style:font-name-asian="Arial" style:font-weight-asian="bold" style:font-name-complex="Arial" style:font-weight-complex="bold"/>
    </style:style>
    <style:style style:name="T39" style:family="text">
      <style:text-properties fo:font-variant="normal" fo:text-transform="none" style:use-window-font-color="true" loext:opacity="0%" fo:font-size="13pt" fo:letter-spacing="normal" fo:font-style="normal" fo:font-weight="bold" officeooo:rsid="001cbf82" fo:background-color="#ffffff" loext:char-shading-value="0" style:font-name-asian="Arial" style:font-weight-asian="bold" style:font-name-complex="Arial" style:font-weight-complex="bold"/>
    </style:style>
    <style:style style:name="T40" style:family="text">
      <style:text-properties fo:font-variant="normal" fo:text-transform="none" style:use-window-font-color="true" loext:opacity="0%" fo:font-size="13pt" fo:letter-spacing="normal" fo:font-style="normal" fo:font-weight="bold" officeooo:rsid="001081f6" fo:background-color="#ffffff" loext:char-shading-value="0" style:font-name-asian="Arial" style:font-weight-asian="bold" style:font-name-complex="Arial" style:font-weight-complex="bold"/>
    </style:style>
    <style:style style:name="T41" style:family="text">
      <style:text-properties fo:font-variant="normal" fo:text-transform="none" style:use-window-font-color="true" loext:opacity="0%" fo:font-size="13pt" fo:letter-spacing="normal" fo:font-style="normal" fo:font-weight="normal" officeooo:rsid="001cbf82" fo:background-color="#ffffff" loext:char-shading-value="0" style:font-name-asian="Arial" style:font-name-complex="Arial"/>
    </style:style>
    <style:style style:name="T42" style:family="text">
      <style:text-properties fo:font-variant="normal" fo:text-transform="none" style:use-window-font-color="true" loext:opacity="0%" fo:font-size="13pt" fo:letter-spacing="normal" fo:font-style="normal" fo:font-weight="normal" officeooo:rsid="001cfc59" fo:background-color="#ffffff" loext:char-shading-value="0" style:font-name-asian="Arial" style:font-name-complex="Arial"/>
    </style:style>
    <style:style style:name="T43" style:family="text">
      <style:text-properties fo:font-variant="normal" fo:text-transform="none" style:use-window-font-color="true" loext:opacity="0%" fo:font-size="13pt" fo:letter-spacing="normal" fo:font-style="normal" fo:font-weight="normal" officeooo:rsid="0024590f" fo:background-color="#ffffff" loext:char-shading-value="0" style:font-name-asian="Arial" style:font-name-complex="Arial"/>
    </style:style>
    <style:style style:name="T44" style:family="text">
      <style:text-properties fo:font-variant="normal" fo:text-transform="none" style:use-window-font-color="true" loext:opacity="0%" fo:font-size="13pt" fo:letter-spacing="normal" fo:font-style="normal" fo:font-weight="bold" officeooo:rsid="001cfc59" fo:background-color="#ffffff" loext:char-shading-value="0" style:font-name-asian="Arial" style:font-weight-asian="bold" style:font-name-complex="Arial" style:font-weight-complex="bold"/>
    </style:style>
    <style:style style:name="T45" style:family="text">
      <style:text-properties fo:font-variant="normal" fo:text-transform="none" style:use-window-font-color="true" loext:opacity="0%" fo:font-size="13pt" fo:letter-spacing="normal" fo:font-style="normal" fo:font-weight="bold" officeooo:rsid="001e0c33" fo:background-color="#ffffff" loext:char-shading-value="0" style:font-name-asian="Arial" style:font-weight-asian="bold" style:font-name-complex="Arial" style:font-weight-complex="bold"/>
    </style:style>
    <style:style style:name="T46" style:family="text">
      <style:text-properties fo:font-variant="normal" fo:text-transform="none" style:use-window-font-color="true" loext:opacity="0%" fo:font-size="13pt" fo:letter-spacing="normal" fo:font-style="normal" fo:font-weight="normal" officeooo:rsid="001e0c33" fo:background-color="#ffffff" loext:char-shading-value="0" style:font-name-asian="Arial" style:font-name-complex="Arial"/>
    </style:style>
    <style:style style:name="T47" style:family="text">
      <style:text-properties fo:font-variant="normal" fo:text-transform="none" style:use-window-font-color="true" loext:opacity="0%" fo:font-size="13pt" fo:letter-spacing="normal" fo:font-style="normal" fo:font-weight="bold" officeooo:rsid="0024590f" fo:background-color="#ffffff" loext:char-shading-value="0" style:font-name-asian="Arial" style:font-weight-asian="bold" style:font-name-complex="Arial" style:font-weight-complex="bold"/>
    </style:style>
    <style:style style:name="T48" style:family="text">
      <style:text-properties fo:font-variant="normal" fo:text-transform="none" style:use-window-font-color="true" loext:opacity="0%" fo:font-size="13pt" fo:letter-spacing="normal" fo:font-style="normal" fo:font-weight="normal" officeooo:rsid="00131703" fo:background-color="#ffffff" loext:char-shading-value="0" style:font-name-asian="Arial" style:font-size-asian="13pt" style:font-weight-asian="normal" style:font-name-complex="Arial"/>
    </style:style>
    <style:style style:name="T49" style:family="text">
      <style:text-properties fo:font-variant="normal" fo:text-transform="none" style:use-window-font-color="true" loext:opacity="0%" fo:font-size="13pt" fo:letter-spacing="normal" fo:font-style="normal" officeooo:rsid="00200df1" fo:background-color="#ffffff" loext:char-shading-value="0" style:font-name-asian="Arial" style:font-name-complex="Arial"/>
    </style:style>
    <style:style style:name="T50" style:family="text">
      <style:text-properties fo:font-variant="normal" fo:text-transform="none" style:use-window-font-color="true" loext:opacity="0%" fo:font-size="13pt" fo:letter-spacing="normal" fo:font-style="normal" fo:background-color="#ffffff" loext:char-shading-value="0" style:font-name-asian="Arial" style:font-name-complex="Arial"/>
    </style:style>
    <style:style style:name="T51" style:family="text">
      <style:text-properties fo:font-variant="normal" fo:text-transform="none" style:use-window-font-color="true" loext:opacity="0%" fo:font-size="13pt" fo:letter-spacing="normal" fo:font-style="normal" fo:font-weight="normal" officeooo:rsid="001e0c33" fo:background-color="#ffffff" loext:char-shading-value="0" style:font-name-asian="Arial" style:font-size-asian="13pt" style:font-weight-asian="normal" style:font-name-complex="Arial"/>
    </style:style>
    <style:style style:name="T52" style:family="text">
      <style:text-properties fo:font-variant="normal" fo:text-transform="none" style:use-window-font-color="true" loext:opacity="0%" fo:font-size="13pt" fo:letter-spacing="normal" fo:font-style="normal" fo:font-weight="normal" fo:background-color="#ffffff" loext:char-shading-value="0" style:font-name-asian="Arial" style:font-size-asian="13pt" style:font-weight-asian="normal" style:font-name-complex="Arial"/>
    </style:style>
    <style:style style:name="T53" style:family="text">
      <style:text-properties fo:font-variant="normal" fo:text-transform="none" style:use-window-font-color="true" loext:opacity="0%" fo:font-size="13pt" fo:letter-spacing="normal" fo:font-style="normal" fo:font-weight="normal" officeooo:rsid="0021d612" fo:background-color="#ffffff" loext:char-shading-value="0" style:font-name-asian="Arial" style:font-size-asian="13pt" style:font-weight-asian="normal" style:font-name-complex="Arial"/>
    </style:style>
    <style:style style:name="T54" style:family="text">
      <style:text-properties fo:font-variant="normal" fo:text-transform="none" style:use-window-font-color="true" loext:opacity="0%" fo:font-size="13pt" fo:letter-spacing="normal" fo:font-style="normal" fo:font-weight="bold" officeooo:rsid="00371fa8" fo:background-color="#ffffff" loext:char-shading-value="0" style:font-name-asian="Arial" style:font-weight-asian="bold" style:font-name-complex="Arial" style:font-weight-complex="bold"/>
    </style:style>
    <style:style style:name="T55" style:family="text">
      <style:text-properties fo:font-variant="normal" fo:text-transform="none" style:use-window-font-color="true" loext:opacity="0%" fo:font-size="13pt" fo:letter-spacing="normal" fo:font-style="normal" fo:font-weight="bold" officeooo:rsid="0024faeb" fo:background-color="#ffffff" loext:char-shading-value="0" style:font-name-asian="Arial" style:font-weight-asian="bold" style:font-name-complex="Arial" style:font-weight-complex="bold"/>
    </style:style>
    <style:style style:name="T56" style:family="text">
      <style:text-properties fo:font-variant="normal" fo:text-transform="none" style:use-window-font-color="true" loext:opacity="0%" fo:font-size="13pt" fo:letter-spacing="normal" fo:font-style="normal" fo:font-weight="bold" officeooo:rsid="00200df1" fo:background-color="#ffffff" loext:char-shading-value="0" style:font-name-asian="Arial" style:font-weight-asian="bold" style:font-name-complex="Arial" style:font-weight-complex="bold"/>
    </style:style>
    <style:style style:name="T57" style:family="text">
      <style:text-properties fo:font-variant="normal" fo:text-transform="none" style:use-window-font-color="true" loext:opacity="0%" fo:font-size="13pt" fo:letter-spacing="normal" fo:font-style="normal" fo:font-weight="normal" officeooo:rsid="00200df1" fo:background-color="#ffffff" loext:char-shading-value="0" style:font-name-asian="Arial" style:font-name-complex="Arial"/>
    </style:style>
    <style:style style:name="T58" style:family="text">
      <style:text-properties fo:font-variant="normal" fo:text-transform="none" style:use-window-font-color="true" loext:opacity="0%" fo:font-size="13pt" fo:letter-spacing="normal" fo:font-style="normal" fo:font-weight="normal" fo:background-color="#ffffff" loext:char-shading-value="0" style:font-name-asian="Arial" style:font-name-complex="Arial"/>
    </style:style>
    <style:style style:name="T59" style:family="text">
      <style:text-properties fo:font-variant="normal" fo:text-transform="none" style:use-window-font-color="true" loext:opacity="0%" fo:font-size="13pt" fo:letter-spacing="normal" fo:font-style="normal" fo:font-weight="bold" officeooo:rsid="00258dff" fo:background-color="#ffffff" loext:char-shading-value="0" style:font-name-asian="Arial" style:font-weight-asian="bold" style:font-name-complex="Arial" style:font-weight-complex="bold"/>
    </style:style>
    <style:style style:name="T60" style:family="text">
      <style:text-properties officeooo:rsid="0035aec3"/>
    </style:style>
    <style:style style:name="T61" style:family="text">
      <style:text-properties fo:font-weight="bold" officeooo:rsid="0035aec3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variant="normal" fo:text-transform="none" style:use-window-font-color="true" loext:opacity="0%" fo:font-size="13pt" fo:letter-spacing="normal" fo:font-style="normal" fo:font-weight="normal" officeooo:rsid="00371fa8" fo:background-color="#ffffff" loext:char-shading-value="0" style:font-name-asian="Arial" style:font-weight-asian="normal" style:font-name-complex="Arial" style:font-weight-complex="normal"/>
    </style:style>
    <style:style style:name="T64" style:family="text">
      <style:text-properties fo:font-variant="normal" fo:text-transform="none" style:use-window-font-color="true" loext:opacity="0%" fo:font-size="13pt" fo:letter-spacing="normal" fo:font-style="normal" fo:font-weight="normal" officeooo:rsid="002755ba" fo:background-color="#ffffff" loext:char-shading-value="0" style:font-name-asian="Arial" style:font-weight-asian="normal" style:font-name-complex="Arial" style:font-weight-complex="normal"/>
    </style:style>
    <style:style style:name="T65" style:family="text">
      <style:text-properties fo:font-variant="normal" fo:text-transform="none" style:use-window-font-color="true" loext:opacity="0%" fo:font-size="13pt" fo:letter-spacing="normal" fo:font-style="normal" fo:font-weight="normal" officeooo:rsid="0035aec3" fo:background-color="#ffffff" loext:char-shading-value="0" style:font-name-asian="Arial" style:font-weight-asian="normal" style:font-name-complex="Arial" style:font-weight-complex="normal"/>
    </style:style>
    <style:style style:name="T66" style:family="text">
      <style:text-properties fo:font-variant="normal" fo:text-transform="none" style:use-window-font-color="true" loext:opacity="0%" fo:font-size="13pt" fo:letter-spacing="normal" fo:font-style="normal" fo:font-weight="normal" officeooo:rsid="00288a8e" fo:background-color="#ffffff" loext:char-shading-value="0" style:font-name-asian="Arial" style:font-weight-asian="normal" style:font-name-complex="Arial" style:font-weight-complex="normal"/>
    </style:style>
    <style:style style:name="T67" style:family="text">
      <style:text-properties fo:font-variant="normal" fo:text-transform="none" style:use-window-font-color="true" loext:opacity="0%" fo:font-size="13pt" fo:letter-spacing="normal" fo:font-style="normal" fo:font-weight="normal" officeooo:rsid="00258dff" fo:background-color="#ffffff" loext:char-shading-value="0" style:font-name-asian="Arial" style:font-weight-asian="normal" style:font-name-complex="Arial" style:font-weight-complex="normal"/>
    </style:style>
    <style:style style:name="T68" style:family="text">
      <style:text-properties fo:font-weight="bold" officeooo:rsid="0024faeb" style:font-weight-asian="bold" style:font-weight-complex="bold"/>
    </style:style>
    <style:style style:name="T69" style:family="text">
      <style:text-properties fo:font-weight="bold" officeooo:rsid="0024590f" style:font-weight-asian="bold" style:font-weight-complex="bold"/>
    </style:style>
    <style:style style:name="T70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>Blablatable</text:span></text:p>
      <text:p text:style-name="P2"><text:span text:style-name="T3"/></text:p>
      <text:p text:style-name="P3">Favoriser les rencontres <text:span text:style-name="T4">lors </text:span>de repas partagés</text:p>
      <text:p text:style-name="P4" loext:marker-style-name="T5"><text:span text:style-name="T6">Avec blablatable, </text:span><text:span text:style-name="T7">passez un moment </text:span><text:span text:style-name="T6">sympa </text:span><text:span text:style-name="T8">et </text:span><text:span text:style-name="T6">ouvrez-vous </text:span><text:span text:style-name="T7">plus facilement </text:span><text:span text:style-name="T8">à l’autre </text:span><text:span text:style-name="T6">!</text:span><text:span text:style-name="T9"> </text:span></text:p>
      <text:p text:style-name="P4" loext:marker-style-name="T5"><text:span text:style-name="T9"/></text:p>
      <text:p text:style-name="P5" loext:marker-style-name="T5"><text:span text:style-name="T9">BOUTON </text:span><text:span text:style-name="T10">CTA </text:span><text:span text:style-name="T9">: Je </text:span><text:span text:style-name="T11">veux faire partie de l’aventure</text:span><text:span text:style-name="T12"> </text:span><text:span text:style-name="T10"><text:s/></text:span></text:p>
      <text:p text:style-name="P4" loext:marker-style-name="T5"><text:span text:style-name="T9"/></text:p>
      <text:p text:style-name="P6" loext:marker-style-name="T5"><text:span text:style-name="T13">L’esprit blablatable </text:span></text:p>
      <text:p text:style-name="P4" loext:marker-style-name="T5"><text:span text:style-name="T9">Devenir membre d</text:span><text:span text:style-name="T14">e la communauté</text:span><text:span text:style-name="T9"> blablatable, c'est participer à une dynamique qui vise à </text:span><text:span text:style-name="T15">favoriser </text:span><text:span text:style-name="T9">la rencontre d'</text:span><text:span text:style-name="T15">autres personnes </text:span><text:span text:style-name="T9">sans autre attente que celle de passer un bon moment à l'occasion du repas. </text:span></text:p>
      <text:p text:style-name="P7" loext:marker-style-name="T5"/>
      <text:p text:style-name="P8" loext:marker-style-name="T5"><text:span text:style-name="T16">A qui s’adresse blablatable </text:span><text:span text:style-name="T13"><text:s/></text:span></text:p>
      <text:p text:style-name="P4" loext:marker-style-name="T5"><text:span text:style-name="T9">Que vous soyez célibataire, divorcé(e) ou veuf(ve), é</text:span><text:span text:style-name="T17">tudiant, </text:span><text:span text:style-name="T9">souvent chez vous </text:span><text:span text:style-name="T15">ou </text:span><text:span text:style-name="T9">pour le travail en tant que travailleur indépendant, </text:span><text:span text:style-name="T18">freelance</text:span><text:span text:style-name="T9"> ou télétravailleur, </text:span><text:span text:style-name="T15">sur un chantier ou </text:span><text:span text:style-name="T9">en déplacement professionnel, en vacances </text:span><text:span text:style-name="T15">ou</text:span><text:span text:style-name="T9"> nouvellement arrivé(e) dans une ville, vous pouvez avoir envie de sortir et de ne pas déjeuner ou dîner seul. </text:span></text:p>
      <text:p text:style-name="P7" loext:marker-style-name="T5"/>
      <text:p text:style-name="P9" loext:marker-style-name="T5"><text:span text:style-name="T19">Le principe de </text:span><text:span text:style-name="T16">blablatable </text:span><text:span text:style-name="T13"><text:s/></text:span></text:p>
      <text:p text:style-name="P4" loext:marker-style-name="T5"><text:span text:style-name="T18">Blablatable vous propose de </text:span><text:span text:style-name="T9">déjeuner ou diner avec une </text:span><text:span text:style-name="T20">ou </text:span><text:span text:style-name="T21">deux</text:span><text:span text:style-name="T20"> </text:span><text:span text:style-name="T9">personne</text:span><text:span text:style-name="T20">s (3 personnes maximum à </text:span><text:span text:style-name="T21">table</text:span><text:span text:style-name="T20">)</text:span><text:span text:style-name="T9"> que vous ne connaissez pas, quand vous le voulez, et où vous le voulez. </text:span><text:span text:style-name="T17">Chacun paiera sa part. </text:span></text:p>
      <text:p text:style-name="P10" loext:marker-style-name="T5"><text:span text:style-name="T22"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 loext:marker-style-name="T5"><text:span text:style-name="T22">Quand vous voulez</text:span></text:p>
          </table:table-cell>
          <table:table-cell table:style-name="Table1.B1" office:value-type="string">
            <text:p text:style-name="P12" loext:marker-style-name="T5"><text:span text:style-name="T13">O</text:span><text:span text:style-name="T23">ù vous voulez</text:span><text:span text:style-name="T8"> </text:span></text:p>
          </table:table-cell>
        </table:table-row>
        <table:table-row>
          <table:table-cell table:style-name="Table1.A2" office:value-type="string">
            <text:p text:style-name="P9" loext:marker-style-name="T5"><text:span text:style-name="T8">Car nous ne sommes pas toujours d</text:span><text:span text:style-name="T24">e bonne humeur</text:span><text:span text:style-name="T7">. </text:span><text:span text:style-name="T18">Car </text:span><text:span text:style-name="T8">nous voulons avancer dans la lecture de notre li</text:span><text:span text:style-name="T18">vre passionnant. Car nous </text:span><text:span text:style-name="T25">souhaitons </text:span><text:span text:style-name="T18">écouter les bruits de la </text:span><text:span text:style-name="T25">nature</text:span><text:span text:style-name="T18"> autour de nous. </text:span></text:p>
          </table:table-cell>
          <table:table-cell table:style-name="Table1.B2" office:value-type="string">
            <text:p text:style-name="P9" loext:marker-style-name="T5"><text:span text:style-name="T26">D</text:span><text:span text:style-name="T9">ans un parc, à une table de pique-nique, dans un fast-food, une auberge ou même un restaurant étoilé. </text:span><text:span text:style-name="T8">C</text:span><text:span text:style-name="T9">'est vous qui choisissez </text:span><text:span text:style-name="T8">le lieu </text:span><text:span text:style-name="T9">en fonction de vos moyens financiers et du temps </text:span><text:span text:style-name="T26">disponible </text:span><text:span text:style-name="T9">que vous avez </text:span><text:span text:style-name="T26">pour le repas</text:span><text:span text:style-name="T9">. </text:span></text:p>
          </table:table-cell>
        </table:table-row>
      </table:table>
      <text:p text:style-name="P10" loext:marker-style-name="T5"><text:span text:style-name="T22"/></text:p>
      <text:p text:style-name="P13" loext:marker-style-name="T5"><text:span text:style-name="T8">BOUTON </text:span><text:span text:style-name="T10">CTA </text:span><text:span text:style-name="T8">: </text:span><text:span text:style-name="T9">Je </text:span><text:span text:style-name="T11">veux faire partie de l’aventur</text:span><text:span text:style-name="T15">e </text:span><text:span text:style-name="T10"><text:s/></text:span></text:p>
      <text:p text:style-name="P14" loext:marker-style-name="T5"><text:span text:style-name="T22"/></text:p>
      <text:p text:style-name="P15" loext:marker-style-name="T5"><text:span text:style-name="T22">M</text:span><text:span text:style-name="T27">ais concrètement !</text:span></text:p>
      <text:p text:style-name="P16" loext:marker-style-name="T5"><text:span text:style-name="T28">Il existe deux cas de figures. </text:span></text:p>
      <text:p text:style-name="P17" loext:marker-style-name="T5"><text:span text:style-name="T22"/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8" loext:marker-style-name="T5"><text:span text:style-name="T29">J’ouvre ma table</text:span></text:p>
          </table:table-cell>
          <table:table-cell table:style-name="Table4.B1" office:value-type="string">
            <text:p text:style-name="P19" loext:marker-style-name="T5"><text:span text:style-name="T30">Je rejoins une table </text:span><text:span text:style-name="T8"> </text:span></text:p>
          </table:table-cell>
        </table:table-row>
        <text:soft-page-break/>
        <table:table-row>
          <table:table-cell table:style-name="Table4.A2" office:value-type="string">
            <text:p text:style-name="P20" loext:marker-style-name="T5"><text:span text:style-name="T31">Quand je le souhaite, j</text:span><text:span text:style-name="T32">e crée mon « événement » </text:span><text:span text:style-name="T20">sur Blablatable </text:span><text:span text:style-name="T32">en indiquant mon prénom, le lieu </text:span><text:span text:style-name="T20">où je serai </text:span><text:span text:style-name="T32">et l’heure </text:span><text:span text:style-name="T20">de ma présence</text:span><text:span text:style-name="T32">.</text:span></text:p>
          </table:table-cell>
          <table:table-cell table:style-name="Table4.B2" office:value-type="string">
            <text:p text:style-name="P20" loext:marker-style-name="T5"><text:span text:style-name="T31">Quand je le souhaite, j</text:span><text:span text:style-name="T32">e consulte Blablatable pour identifier les tables ouvertes autour de moi. Je m’y inscris </text:span><text:span text:style-name="T20">en indiquant mon prénom </text:span><text:span text:style-name="T32">et valide </text:span><text:span text:style-name="T20">par le biais d’un court tchat les modalités pour se retrouver. </text:span><text:span text:style-name="T9"><text:s/></text:span></text:p>
          </table:table-cell>
        </table:table-row>
      </table:table>
      <text:p text:style-name="P21" loext:marker-style-name="T5"><text:span text:style-name="T22"/></text:p>
      <text:p text:style-name="P9" loext:marker-style-name="T5"><text:span text:style-name="T33">Des valeurs fortes <text:s/></text:span><text:span text:style-name="T16"><text:s/></text:span><text:span text:style-name="T13"><text:s/></text:span></text:p>
      <text:p text:style-name="P22" loext:marker-style-name="T5"><text:span text:style-name="T18">Blablatable vous propose de </text:span><text:span text:style-name="T8">déjeuner ou diner avec une </text:span><text:span text:style-name="T14">ou des </text:span><text:span text:style-name="T8">personne</text:span><text:span text:style-name="T14">s</text:span><text:span text:style-name="T8"> que vous ne </text:span><text:span text:style-name="T14">connaissez pas. C’est donc l’esprit de la rencontre qui va créer cet instant magique. </text:span></text:p>
      <text:p text:style-name="P22" loext:marker-style-name="T5"><text:span text:style-name="T34"/></text:p>
      <text:p text:style-name="P23" loext:marker-style-name="T5"><text:span text:style-name="T34">La communauté blablatable est </text:span><text:span text:style-name="T35">souriante, </text:span><text:span text:style-name="T36">chaleureu</text:span><text:span text:style-name="T37">se</text:span><text:span text:style-name="T36">, c</text:span><text:span text:style-name="T38">onvivial</text:span><text:span text:style-name="T39">e</text:span><text:span text:style-name="T38">, </text:span><text:span text:style-name="T40">curi</text:span><text:span text:style-name="T39">euse</text:span><text:span text:style-name="T41">. Elle aime l’échange et la diversité des </text:span><text:span text:style-name="T42">sujets </text:span><text:span text:style-name="T43">qui peuvent être </text:span><text:span text:style-name="T42">abordés. </text:span></text:p>
      <text:p text:style-name="P23" loext:marker-style-name="T5"><text:span text:style-name="T42"/></text:p>
      <text:p text:style-name="P23" loext:marker-style-name="T5"><text:span text:style-name="T42">Elle aime cet aspect de rencontre presque fortuite pour laquelle on attend </text:span><text:span text:style-name="T44">rien d’autre qu’un </text:span><text:span text:style-name="T45">bon moment de partage</text:span><text:span text:style-name="T46">. </text:span><text:span text:style-name="T42"><text:s/></text:span></text:p>
      <text:p text:style-name="P23" loext:marker-style-name="T5"><text:span text:style-name="T42"/></text:p>
      <text:p text:style-name="P23" loext:marker-style-name="T5"><text:span text:style-name="T42">Elle </text:span><text:span text:style-name="T44">ose l’inconnu</text:span><text:span text:style-name="T42"> car elle est convaincue que </text:span><text:span text:style-name="T44">toute rencontre humaine</text:span><text:span text:style-name="T42"> peut être </text:span><text:span text:style-name="T44">intéressante </text:span><text:span text:style-name="T47">ou surprenante</text:span><text:span text:style-name="T43">.</text:span></text:p>
      <text:p text:style-name="P23" loext:marker-style-name="T5"><text:span text:style-name="T42"/></text:p>
      <text:p text:style-name="P24" loext:marker-style-name="T5"><text:span text:style-name="T42">Elle est dans l’</text:span><text:span text:style-name="T44">empathie</text:span><text:span text:style-name="T42"> et </text:span><text:span text:style-name="T44">s’adapte aux personnalités de chacun</text:span><text:span text:style-name="T42"> pour garder l’équilibre </text:span><text:span text:style-name="T46">dans les discussions et </text:span><text:span text:style-name="T45">éviter les monologues ennuyeux</text:span><text:span text:style-name="T46">. </text:span></text:p>
      <text:p text:style-name="P24" loext:marker-style-name="T5"><text:span text:style-name="T46"/></text:p>
      <text:p text:style-name="P24" loext:marker-style-name="T5"><text:span text:style-name="T46">Elle </text:span><text:span text:style-name="T45">fait confiance à l’autre</text:span><text:span text:style-name="T46"> mais n’hésite pas à </text:span><text:span text:style-name="T45">remonter les comportements inappropriés</text:span><text:span text:style-name="T46"> pour bannir celles ou ceux qui ne jouent pas le jeu. </text:span></text:p>
      <text:p text:style-name="P25"><text:span text:style-name="T48"/></text:p>
      <text:p text:style-name="P26"><text:span text:style-name="T49">Une idée financièrement accessible <text:s/></text:span><text:span text:style-name="T50"><text:s/></text:span></text:p>
      <text:p text:style-name="P27" loext:marker-style-name="T5"><text:span text:style-name="T51">V</text:span><text:span text:style-name="T52">ous l’avez compris. Cette idée doit pouvoir toucher tout le monde quelque soit </text:span><text:span text:style-name="T53">l’</text:span><text:span text:style-name="T52">âge et </text:span><text:span text:style-name="T53">l</text:span><text:span text:style-name="T52">es revenus, afin de créer beaucoup de moments agréables. </text:span></text:p>
      <text:p text:style-name="P27" loext:marker-style-name="T5"><text:span text:style-name="T52"/></text:p>
      <text:p text:style-name="P27" loext:marker-style-name="T5"><text:span text:style-name="T52">Elle doit donc être financièrement accessible. </text:span></text:p>
      <text:p text:style-name="P27" loext:marker-style-name="T5"><text:span text:style-name="T52"/></text:p>
      <text:p text:style-name="P27" loext:marker-style-name="T5"><text:span text:style-name="T52">Son prix sera donc de 60 € TTC p</text:span><text:span text:style-name="T53">our une validité d’un an </text:span><text:span text:style-name="T52">(soit 5 € TTC par mois). <text:s/></text:span></text:p>
      <text:p text:style-name="P28" loext:marker-style-name="T5"/>
      <text:p text:style-name="P29"><text:span text:style-name="T54">La prochaine étape </text:span><text:span text:style-name="T55">!</text:span><text:span text:style-name="T47"> </text:span><text:span text:style-name="T56"><text:line-break/></text:span><text:span text:style-name="T56">Vous trouvez l’idée sympathique et utile</text:span><text:span text:style-name="T57"> et vous avez envie qu’elle voit le jour pour f</text:span><text:span text:style-name="T58">avoriser des rencontres spontanées. </text:span><text:span text:style-name="T59">C’est pour vous u</text:span><text:span text:style-name="T38">ne initiative à fort </text:span><text:soft-page-break/><text:span text:style-name="T38">potentiel sociétal</text:span><text:span text:style-name="T58">, qui vise à créer du lien réel dans un monde de plus en plus numérique.</text:span></text:p>
      <text:p text:style-name="P30">C’est pourquoi, pour valider définitivement le lan<text:span text:style-name="T60">cement</text:span> et donc l’investissement complémentaire qui va avec, <text:span text:style-name="T61">vous allez pouvoir bientôt participer à la campagne </text:span><text:span text:style-name="T62">de </text:span><text:span text:style-name="T61">crowdfunding</text:span>. </text:p>
      <text:p text:style-name="P31">Vous êtes aujourd’hui plus de 300 personnes à trouver cette idée super. C’est bien mais cela ne suffit pas. </text:p>
      <text:p text:style-name="P32"><text:span text:style-name="T63">Vous</text:span><text:span text:style-name="T64"> devons maintenant être </text:span><text:span text:style-name="T65">encore plus nombreux à la soutenir concrètement. Et c’est la campagne de crowdfunding qui va vous le permettre, notamment grâce au pré-abonne</text:span><text:span text:style-name="T63">ment</text:span><text:span text:style-name="T66">. </text:span><text:span text:style-name="T67"><text:s/></text:span></text:p>
      <text:p text:style-name="P30"/>
      <text:p text:style-name="P33"><text:span text:style-name="T68">Je </text:span><text:span text:style-name="T61">veux faire partie de l’aventure </text:span><text:span text:style-name="T68">!</text:span><text:span text:style-name="T69"> </text:span></text:p>
      <text:p text:style-name="P34">L’aventure commence maintenant et vous pouvez dès aujourd’hui y participer activement. </text:p>
      <text:p text:style-name="P34">Et c’est très simple ! Il vous suffit de nous laisser votre adresse email <text:span text:style-name="T70">ici</text:span>, et d’en parler autour de vous pour générer plus d’enthousiasme autour de l’idée et commencer à constituer la super communauté Blablatable ! <text:s/></text:p>
      <text:p text:style-name="P34"/>
      <text:p text:style-name="P34"/>
      <text:p text:style-name="P3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/>
    <style:font-face style:name="Avenir Next" svg:font-family="'Avenir Next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11T14:46:37.559870180</meta:creation-date>
    <dc:date>2025-08-15T09:46:33.749018000</dc:date>
    <meta:editing-duration>P2DT15H46M16S</meta:editing-duration>
    <meta:editing-cycles>7</meta:editing-cycles>
    <meta:generator>LibreOffice/25.2.5.2$MacOSX_X86_64 LibreOffice_project/03d19516eb2e1dd5d4ccd751a0d6f35f35e08022</meta:generator>
    <meta:document-statistic meta:table-count="2" meta:image-count="0" meta:object-count="0" meta:page-count="3" meta:paragraph-count="39" meta:word-count="680" meta:character-count="4190" meta:non-whitespace-character-count="3502"/>
  </office:meta>
</office:document-meta>
</file>